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306223118463750655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5865060166974766391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7689267293973414310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2680403662130191296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11"><text:soft-page-break/>Sat 10/7/2017 <text:span text:style-name="T1">4.8 miles</text:span></text:p>
      <text:p text:style-name="P11">I ran 4.5 miles on hilly roads and averaged 9:26/mile. <text:s/>Then I walked 0.3 miles.</text:p>
      <text:p text:style-name="P11"/>
      <text:p text:style-name="P11">Sun 10/8/2017 <text:span text:style-name="T1">no running</text:span></text:p>
      <text:p text:style-name="P11">We started our trip to Amsterdam.</text:p>
      <text:p text:style-name="P11"/>
      <text:p text:style-name="P11">Mon 10/9/2017 <text:span text:style-name="T1">no running</text:span></text:p>
      <text:p text:style-name="P11">We arrived in Amsterdam.</text:p>
      <text:p text:style-name="P11"/>
      <text:p text:style-name="P11">Tues 10/10/2017 <text:span text:style-name="T1">3.3 miles</text:span></text:p>
      <text:p text:style-name="P11">I ran 3 miles on bike paths in Amsterdam. Spits: 9:18, 9:04 and 8:34</text:p>
      <text:p text:style-name="P11">Then I walked 0.3 miles. </text:p>
      <text:p text:style-name="P11"/>
      <text:p text:style-name="P11">Wed 10/11/2017 <text:span text:style-name="T1">no running</text:span></text:p>
      <text:p text:style-name="P11"/>
      <text:p text:style-name="P11">Thur 10/12/2017 <text:span text:style-name="T1">4 miles</text:span></text:p>
      <text:p text:style-name="P11">I ran 1.5 miles and walked 2.5 miles.</text:p>
      <text:p text:style-name="P11"/>
      <text:p text:style-name="P11">Fri 10/13/2017 <text:span text:style-name="T1">3.5 miles</text:span></text:p>
      <text:p text:style-name="P11">I ran 3.2 miles at about 9:50/mile. <text:s/>Then I walked 0.3 miles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3T05:38:05.52</dc:date>
    <dc:creator>James Lombardi</dc:creator>
    <meta:editing-duration>P1DT2H38M10S</meta:editing-duration>
    <meta:editing-cycles>172</meta:editing-cycles>
    <meta:generator>OpenOffice/4.1.2$Win32 OpenOffice.org_project/412m3$Build-9782</meta:generator>
    <meta:document-statistic meta:table-count="0" meta:image-count="0" meta:object-count="0" meta:page-count="14" meta:paragraph-count="256" meta:word-count="4435" meta:character-count="22364"/>
  </office:meta>
</office:document-meta>
</file>